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2" style:family="paragraph">
      <style:paragraph-properties>
        <style:tab-stops>
          <style:tab-stop style:type="right" style:leader-style="dotted" style:leader-text="." style:position="6.3402in"/>
        </style:tab-stops>
      </style:paragraph-properties>
    </style:style>
    <style:style style:name="P4" style:parent-style-name="TOC3" style:family="paragraph">
      <style:paragraph-properties>
        <style:tab-stops>
          <style:tab-stop style:type="right" style:leader-style="dotted" style:leader-text="." style:position="6.1875in"/>
        </style:tab-stops>
      </style:paragraph-properties>
    </style:style>
    <style:style style:name="P5" style:parent-style-name="TOC3" style:family="paragraph">
      <style:paragraph-properties>
        <style:tab-stops>
          <style:tab-stop style:type="right" style:leader-style="dotted" style:leader-text="." style:position="6.1875in"/>
        </style:tab-stops>
      </style:paragraph-properties>
    </style:style>
    <style:style style:name="T6" style:parent-style-name="Hyperlink" style:family="text">
      <style:text-properties fo:language="fr" fo:country="FR"/>
    </style:style>
    <style:style style:name="P7" style:parent-style-name="TOC2" style:family="paragraph">
      <style:paragraph-properties>
        <style:tab-stops>
          <style:tab-stop style:type="right" style:leader-style="dotted" style:leader-text="." style:position="6.3402in"/>
        </style:tab-stops>
      </style:paragraph-properties>
    </style:style>
    <style:style style:name="T8" style:parent-style-name="Hyperlink" style:family="text">
      <style:text-properties fo:language="fr" fo:country="FR"/>
    </style:style>
    <style:style style:name="P9" style:parent-style-name="TOC3" style:family="paragraph">
      <style:paragraph-properties>
        <style:tab-stops>
          <style:tab-stop style:type="right" style:leader-style="dotted" style:leader-text="." style:position="6.1875in"/>
        </style:tab-stops>
      </style:paragraph-properties>
    </style:style>
    <style:style style:name="T10" style:parent-style-name="Hyperlink" style:family="text">
      <style:text-properties fo:language="fr" fo:country="FR"/>
    </style:style>
    <style:style style:name="P11" style:parent-style-name="TOC3" style:family="paragraph">
      <style:paragraph-properties>
        <style:tab-stops>
          <style:tab-stop style:type="right" style:leader-style="dotted" style:leader-text="." style:position="6.1875in"/>
        </style:tab-stops>
      </style:paragraph-properties>
    </style:style>
    <style:style style:name="T12" style:parent-style-name="Hyperlink" style:family="text">
      <style:text-properties fo:language="fr" fo:country="FR"/>
    </style:style>
    <style:style style:name="P13" style:parent-style-name="TOC2" style:family="paragraph">
      <style:paragraph-properties>
        <style:tab-stops>
          <style:tab-stop style:type="right" style:leader-style="dotted" style:leader-text="." style:position="6.3402in"/>
        </style:tab-stops>
      </style:paragraph-properties>
    </style:style>
    <style:style style:name="T14" style:parent-style-name="Hyperlink" style:family="text">
      <style:text-properties fo:language="fr" fo:country="FR"/>
    </style:style>
    <style:style style:name="P15" style:parent-style-name="TOC3" style:family="paragraph">
      <style:paragraph-properties>
        <style:tab-stops>
          <style:tab-stop style:type="right" style:leader-style="dotted" style:leader-text="." style:position="6.1875in"/>
        </style:tab-stops>
      </style:paragraph-properties>
    </style:style>
    <style:style style:name="P16" style:parent-style-name="TOC3" style:family="paragraph">
      <style:paragraph-properties>
        <style:tab-stops>
          <style:tab-stop style:type="right" style:leader-style="dotted" style:leader-text="." style:position="6.1875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3" style:family="paragraph">
      <style:paragraph-properties>
        <style:tab-stops>
          <style:tab-stop style:type="right" style:leader-style="dotted" style:leader-text="." style:position="6.1875in"/>
        </style:tab-stops>
      </style:paragraph-properties>
    </style:style>
    <style:style style:name="P19" style:parent-style-name="Heading1" style:family="paragraph">
      <style:paragraph-properties fo:text-align="center"/>
    </style:style>
    <style:style style:name="P20" style:parent-style-name="Heading1" style:family="paragraph">
      <style:paragraph-properties fo:text-align="center"/>
    </style:style>
    <style:style style:name="T21"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22" style:parent-style-name="DefaultParagraphFont" style:family="text">
      <style:text-properties style:font-name="Arial" style:font-name-complex="Arial" fo:color="#000000" fo:font-size="10.5pt" style:font-size-asian="10.5pt" style:font-size-complex="10.5pt" fo:background-color="#FFFFFF"/>
    </style:style>
    <style:style style:name="T23" style:parent-style-name="DefaultParagraphFont" style:family="text">
      <style:text-properties style:font-name="Arial" style:font-name-complex="Arial" fo:color="#000000" fo:font-size="10.5pt" style:font-size-asian="10.5pt" style:font-size-complex="10.5pt" fo:background-color="#FFFFFF"/>
    </style:style>
    <style:style style:name="T24" style:parent-style-name="DefaultParagraphFont" style:family="text">
      <style:text-properties style:font-name="Arial" style:font-name-complex="Arial" fo:color="#000000" fo:font-size="10.5pt" style:font-size-asian="10.5pt" style:font-size-complex="10.5pt" fo:background-color="#FFFFFF"/>
    </style:style>
    <style:style style:name="P25" style:parent-style-name="Heading4" style:family="paragraph">
      <style:text-properties fo:language="fr" fo:country="FR"/>
    </style:style>
    <style:style style:name="T26" style:parent-style-name="DefaultParagraphFont" style:family="text">
      <style:text-properties fo:language="fr" fo:country="FR"/>
    </style:style>
    <style:style style:name="T27"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28"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29"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P30" style:parent-style-name="Heading3" style:family="paragraph">
      <style:text-properties fo:language="fr" fo:country="FR"/>
    </style:style>
    <style:style style:name="T31" style:parent-style-name="DefaultParagraphFont" style:family="text">
      <style:text-properties fo:language="fr" fo:country="FR"/>
    </style:style>
    <style:style style:name="T32"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33" style:parent-style-name="DefaultParagraphFont" style:family="text">
      <style:text-properties style:font-name="Arial" style:font-name-complex="Arial" fo:color="#000000" fo:font-size="10.5pt" style:font-size-asian="10.5pt" style:font-size-complex="10.5pt" fo:background-color="#FFFFFF"/>
    </style:style>
    <style:style style:name="T34" style:parent-style-name="DefaultParagraphFont" style:family="text">
      <style:text-properties fo:language="fr" fo:country="FR"/>
    </style:style>
    <style:style style:name="P35" style:parent-style-name="Heading3" style:family="paragraph">
      <style:text-properties fo:language="fr" fo:country="FR"/>
    </style:style>
    <style:style style:name="T36" style:parent-style-name="DefaultParagraphFont" style:family="text">
      <style:text-properties fo:language="fr" fo:country="FR"/>
    </style:style>
    <style:style style:name="T37"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38" style:parent-style-name="DefaultParagraphFont" style:family="text">
      <style:text-properties style:font-name="Arial" style:font-name-complex="Arial" fo:color="#000000" fo:font-size="10.5pt" style:font-size-asian="10.5pt" style:font-size-complex="10.5pt" fo:background-color="#FFFFFF"/>
    </style:style>
    <style:style style:name="P39" style:parent-style-name="Heading3" style:family="paragraph">
      <style:text-properties fo:language="fr" fo:country="FR"/>
    </style:style>
    <style:style style:name="T40" style:parent-style-name="DefaultParagraphFont" style:family="text">
      <style:text-properties fo:language="fr" fo:country="FR"/>
    </style:style>
    <style:style style:name="T41"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42" style:parent-style-name="DefaultParagraphFont" style:family="text">
      <style:text-properties style:font-name="Arial" style:font-name-complex="Arial" fo:color="#000000" fo:font-size="10.5pt" style:font-size-asian="10.5pt" style:font-size-complex="10.5pt" fo:background-color="#FFFFFF"/>
    </style:style>
    <style:style style:name="P43" style:parent-style-name="Heading2" style:family="paragraph">
      <style:text-properties fo:language="fr" fo:country="FR"/>
    </style:style>
    <style:style style:name="T44"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P45" style:parent-style-name="Heading3" style:family="paragraph">
      <style:text-properties fo:language="fr" fo:country="FR"/>
    </style:style>
    <style:style style:name="T46" style:parent-style-name="DefaultParagraphFont" style:family="text">
      <style:text-properties fo:language="fr" fo:country="FR"/>
    </style:style>
    <style:style style:name="T47"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48" style:parent-style-name="DefaultParagraphFont" style:family="text">
      <style:text-properties style:font-name="Arial" style:font-name-complex="Arial" fo:color="#000000" fo:font-size="10.5pt" style:font-size-asian="10.5pt" style:font-size-complex="10.5pt" fo:background-color="#FFFFFF"/>
    </style:style>
    <style:style style:name="P49" style:parent-style-name="Heading2" style:family="paragraph">
      <style:text-properties fo:language="fr" fo:country="FR"/>
    </style:style>
    <style:style style:name="P50" style:parent-style-name="Heading3" style:family="paragraph">
      <style:text-properties fo:language="fr" fo:country="FR"/>
    </style:style>
    <style:style style:name="T51" style:parent-style-name="DefaultParagraphFont" style:family="text">
      <style:text-properties fo:language="fr" fo:country="FR"/>
    </style:style>
    <style:style style:name="T52" style:parent-style-name="DefaultParagraphFont" style:family="text">
      <style:text-properties style:font-name="Arial" style:font-name-complex="Arial" fo:color="#000000" fo:font-size="10.5pt" style:font-size-asian="10.5pt" style:font-size-complex="10.5pt" fo:background-color="#FFFFFF" fo:language="fr" fo:country="FR"/>
    </style:style>
    <style:style style:name="T53" style:parent-style-name="DefaultParagraphFont" style:family="text">
      <style:text-properties style:font-name="Arial" style:font-name-complex="Arial" fo:color="#000000" fo:font-size="10.5pt" style:font-size-asian="10.5pt" style:font-size-complex="10.5pt" fo:background-color="#FFFFFF"/>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504219461" office:target-frame-name="_top" xlink:show="replace"><text:span text:style-name="Hyperlink">Title of the Document</text:span><text:tab/>1</text:a></text:p>
          <text:p text:style-name="P3"><text:a xlink:href="#_Toc504219462" office:target-frame-name="_top" xlink:show="replace"><text:span text:style-name="Hyperlink">Section 1</text:span><text:tab/>1</text:a></text:p>
          <text:p text:style-name="P4"><text:a xlink:href="#_Toc504219463" office:target-frame-name="_top" xlink:show="replace"><text:span text:style-name="Hyperlink">Subsection 1.1</text:span><text:tab/>1</text:a></text:p>
          <text:p text:style-name="P5"><text:a xlink:href="#_Toc504219464" office:target-frame-name="_top" xlink:show="replace"><text:span text:style-name="T6">Subsection 1.2</text:span><text:tab/>2</text:a></text:p>
          <text:p text:style-name="P7"><text:a xlink:href="#_Toc504219465" office:target-frame-name="_top" xlink:show="replace"><text:span text:style-name="T8">Section 2</text:span><text:tab/>2</text:a></text:p>
          <text:p text:style-name="P9"><text:a xlink:href="#_Toc504219466" office:target-frame-name="_top" xlink:show="replace"><text:span text:style-name="T10">Subsection 2.1</text:span><text:tab/>2</text:a></text:p>
          <text:p text:style-name="P11"><text:a xlink:href="#_Toc504219467" office:target-frame-name="_top" xlink:show="replace"><text:span text:style-name="T12">Subsection 2.2</text:span><text:tab/>2</text:a></text:p>
          <text:p text:style-name="P13"><text:a xlink:href="#_Toc504219468" office:target-frame-name="_top" xlink:show="replace"><text:span text:style-name="T14">Section 3</text:span><text:tab/>2</text:a></text:p>
          <text:p text:style-name="P15"><text:a xlink:href="#_Toc504219469" office:target-frame-name="_top" xlink:show="replace"><text:span text:style-name="Hyperlink">Subsection 3.1</text:span><text:tab/>2</text:a></text:p>
          <text:p text:style-name="P16"><text:a xlink:href="#_Toc504219470" office:target-frame-name="_top" xlink:show="replace"><text:span text:style-name="Hyperlink">Subsection 3.2</text:span><text:tab/>2</text:a></text:p>
          <text:p text:style-name="P17"><text:a xlink:href="#_Toc504219471" office:target-frame-name="_top" xlink:show="replace"><text:span text:style-name="Hyperlink">Section 4</text:span><text:tab/>2</text:a></text:p>
          <text:p text:style-name="P18"><text:a xlink:href="#_Toc504219472" office:target-frame-name="_top" xlink:show="replace"><text:span text:style-name="Hyperlink">Subsection 4.1</text:span><text:tab/>2</text:a></text:p>
        </text:index-body>
      </text:table-of-content>
      <text:p text:style-name="Normal"/>
      <text:h text:style-name="P19" text:outline-level="1"/>
      <text:h text:style-name="P20" text:outline-level="1"><text:bookmark-start text:name="_Toc504219461"/>Title of the Document<text:bookmark-end text:name="_Toc504219461"/></text:h>
      <text:p text:style-name="Normal"/>
      <text:h text:style-name="Heading2" text:outline-level="2"><text:bookmark-start text:name="_Toc504219462"/>Section 1<text:bookmark-end text:name="_Toc504219462"/></text:h>
      <text:h text:style-name="Heading3" text:outline-level="3"><text:bookmark-start text:name="_Toc504219463"/>Subsection 1.1<text:bookmark-end text:name="_Toc504219463"/></text:h>
      <text:p text:style-name="Normal"><text:tab/><text:span text:style-name="T21">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text:s/></text:span><text:span text:style-name="T22">Duis sodales ligula orci, quis scelerisque nisi convallis id.</text:span></text:p>
      <text:h text:style-name="Heading4" text:outline-level="4">Paragraph Title 1.1.1</text:h>
      <text:p text:style-name="NoSpacing"><text:tab/><text:span text:style-name="T23">Lorem ipsum<text:s/></text:span><text:span text:style-name="T24">dolor sit amet, consectetur adipiscing elit. Proin at orci pulvinar tortor mattis porta eget nec nibh. Lorem ipsum dolor sit amet, consectetur adipiscing elit. Proin at orci pulvinar tortor mattis porta eget nec nibh.</text:span></text:p>
      <text:h text:style-name="P25" text:outline-level="4">Paragraph Title 1.1.2</text:h>
      <text:p text:style-name="Normal"><text:span text:style-name="T26"><text:tab/></text:span><text:span text:style-name="T27">Nulla rutrum<text:s/></text:span><text:span text:style-name="T28">nunc tempor fermentum viverra. Morbi sollicitudin nec libero sit amet mattis. Morbi nunc leo, dapibus ut sapien eget, scelerisque ultricies mi. Aliquam volutpat lorem eget nisi pharetra, in volutpat tortor ultrices. Duis hendrerit elementum pulvinar. Fusce</text:span><text:span text:style-name="T29"><text:s/>elit dolor, cursus in commodo in, pharetra nec libero.</text:span></text:p>
      <text:h text:style-name="P30" text:outline-level="3"><text:bookmark-start text:name="_Toc504219464"/>Subsection 1.2<text:bookmark-end text:name="_Toc504219464"/></text:h>
      <text:p text:style-name="Normal"><text:span text:style-name="T31"><text:tab/></text:span><text:span text:style-name="T32">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text:s/></text:span><text:span text:style-name="T33">Duis sodales ligula orci, quis scelerisque nisi convallis id.</text:span></text:p>
      <text:h text:style-name="Heading2" text:outline-level="2"><text:bookmark-start text:name="_Toc504219465"/>Section<text:span text:style-name="T34"><text:s/>2</text:span><text:bookmark-end text:name="_Toc504219465"/></text:h>
      <text:h text:style-name="P35" text:outline-level="3"><text:bookmark-start text:name="_Toc504219466"/>Subsection 2.1<text:bookmark-end text:name="_Toc504219466"/></text:h>
      <text:p text:style-name="Normal"><text:span text:style-name="T36"><text:tab/></text:span><text:span text:style-name="T37">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text:s/></text:span><text:span text:style-name="T38">Duis sodales ligula orci, quis scelerisque nisi convallis id.</text:span></text:p>
      <text:h text:style-name="P39" text:outline-level="3"><text:bookmark-start text:name="_Toc504219467"/>Subsection 2.2<text:bookmark-end text:name="_Toc504219467"/></text:h>
      <text:p text:style-name="Normal"><text:span text:style-name="T40"><text:tab/></text:span><text:span text:style-name="T41">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text:s/></text:span><text:span text:style-name="T42">Duis sodales ligula orci, quis scelerisque nisi convallis id.</text:span></text:p>
      <text:h text:style-name="P43" text:outline-level="2"><text:bookmark-start text:name="_Toc504219468"/>Section 3<text:bookmark-end text:name="_Toc504219468"/></text:h>
      <text:h text:style-name="Heading3" text:outline-level="3"><text:bookmark-start text:name="_Toc504219469"/>Subsection 3.1<text:bookmark-end text:name="_Toc504219469"/></text:h>
      <text:p text:style-name="Normal"><text:tab/><text:span text:style-name="T44">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 Duis sodales ligula orci, quis scelerisque nisi convallis id.</text:span></text:p>
      <text:h text:style-name="P45" text:outline-level="3"><text:bookmark-start text:name="_Toc504219470"/>Subsection 3.2<text:bookmark-end text:name="_Toc504219470"/></text:h>
      <text:p text:style-name="Normal"><text:span text:style-name="T46"><text:tab/></text:span><text:span text:style-name="T47">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text:s/></text:span><text:span text:style-name="T48">Duis sodales ligula orci, quis scelerisque nisi convallis id.</text:span></text:p>
      <text:h text:style-name="P49" text:outline-level="2"><text:bookmark-start text:name="_Toc504219471"/>Section 4<text:bookmark-end text:name="_Toc504219471"/></text:h>
      <text:h text:style-name="P50" text:outline-level="3"><text:bookmark-start text:name="_Toc504219472"/>Subsection 4.1<text:bookmark-end text:name="_Toc504219472"/></text:h>
      <text:p text:style-name="Normal"><text:span text:style-name="T51"><text:tab/></text:span><text:span text:style-name="T52">Etiam ut mauris vitae velit auctor faucibus a ac velit. Ut in vulputate felis, viverra convallis mi. Cras scelerisque neque nulla, vitae sodales orci luctus vitae. Donec cursus justo nec diam finibus, sit amet mattis velit hendrerit. Etiam ut quam dignissim nisi vulputate dictum. Nunc consectetur, quam eget iaculis molestie, sapien lorem facilisis odio, in malesuada risus tortor ut lectus. Quisque euismod maximus nisl imperdiet rutrum. Etiam vulputate feugiat augue vitae pellentesque.<text:s/></text:span><text:span text:style-name="T53">Duis sodales ligula orci, quis scelerisque nisi convallis i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NoSpacing" style:display-name="No Spacing" style:family="paragraph">
      <style:paragraph-properties fo:margin-bottom="0in" fo:line-height="100%"/>
      <style:text-properties fo:hyphenate="false"/>
    </style:style>
    <style:style style:name="TOCHeading" style:display-name="TOC Heading" style:family="paragraph" style:parent-style-name="Heading1" style:next-style-name="Normal" style:default-outline-level="1">
      <style:paragraph-properties style:vertical-align="auto" fo:line-height="106%"/>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z</meta:initial-creator>
    <dc:creator>Lukasz</dc:creator>
    <meta:creation-date>2018-01-20T12:40:00Z</meta:creation-date>
    <dc:date>2018-01-20T13:30:00Z</dc:date>
    <meta:template xlink:href="Normal.dotm" xlink:type="simple"/>
    <meta:editing-cycles>11</meta:editing-cycles>
    <meta:editing-duration>PT900S</meta:editing-duration>
    <meta:document-statistic meta:page-count="1" meta:paragraph-count="10" meta:word-count="782" meta:character-count="5236" meta:row-count="37" meta:non-whitespace-character-count="4464"/>
  </office:meta>
</office:document-meta>
</file>